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BF00000073C53AA321.png" manifest:media-type="image/png"/>
  <manifest:file-entry manifest:full-path="Pictures/1000020100000113000000E4C06E59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Vorlage_5f_Vortrag-notes">
      <style:graphic-properties draw:fill-color="#ffffff" fo:min-height="13.364cm"/>
    </style:style>
    <style:style style:name="pr2" style:family="presentation" style:parent-style-name="Vorlage_5f_Vortrag1-notes">
      <style:graphic-properties draw:fill-color="#ffffff" fo:min-height="13.364cm"/>
    </style:style>
    <style:style style:name="pr3" style:family="presentation" style:parent-style-name="Vorlage_5f_Vortrag2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.1cm" fo:margin-right="0cm" fo:margin-top="0.2cm" fo:margin-bottom="0.2cm" fo:line-height="115%" fo:text-align="start" fo:text-indent="0cm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3cm" fo:margin-bottom="0.3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Vortrag" presentation:presentation-page-layout-name="AL1T1">
        <draw:custom-shape draw:name="TextShape 1" draw:style-name="gr1" draw:text-style-name="P1" draw:layer="layout" svg:width="21.588cm" svg:height="4.081cm" svg:x="1.339cm" svg:y="5.894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" draw:layer="layout" svg:width="17.778cm" svg:height="4.866cm" svg:x="3.81cm" svg:y="10.795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" draw:layer="layout" svg:width="15.999cm" svg:height="0.961cm" svg:x="3.8cm" svg:y="1.2cm">
          <text:p text:style-name="P2"><text:span text:style-name="T1">Interactive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1" draw:layer="layout" svg:width="18.999cm" svg:height="11.605cm" svg:x="4.2cm" svg:y="5cm">
          <text:p text:style-name="P3"><text:span text:style-name="T2">Mosquito</text:span></text:p>
          <text:p text:style-name="P3"><text:span text:style-name="T2">Simulator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1" draw:layer="layout" svg:width="12.999cm" svg:height="1.672cm" svg:x="6.8cm" svg:y="13.527cm">
          <text:p text:style-name="P2"><text:span text:style-name="T1">Nhu Tran &amp; Chris Stifter (Group 0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Vortrag1">
        <draw:custom-shape draw:name="TextShape 1" draw:style-name="gr1" draw:text-style-name="P1" draw:layer="layout" svg:width="15.457cm" svg:height="1.903cm" svg:x="3.441cm" svg:y="0.41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01cm" svg:height="13.154cm" svg:x="1.299cm" svg:y="3.57cm">
          <text:list text:style-name="L2">
            <text:list-header>
              <text:p text:style-name="P5"><text:span text:style-name="T3">Concept idea</text:span><text:span text:style-name="T1"> </text:span></text:p>
            </text:list-header>
            <text:list-item>
              <text:p text:style-name="P6"><text:span text:style-name="T4">Perceive the environment like a mosquito</text:span></text:p>
            </text:list-item>
            <text:list-item>
              <text:p text:style-name="P6"><text:span text:style-name="T4">Use the mosquito's senses to track down blood sources</text:span></text:p>
              <text:p text:style-name="P6"><text:span text:style-name="T4"/></text:p>
              <text:p text:style-name="P6"><text:span text:style-name="T5">What we've done</text:span></text:p>
            </text:list-item>
            <text:list-item>
              <text:p text:style-name="P6"><text:span text:style-name="T4">Reviewed our ideas after getting feedback</text:span></text:p>
            </text:list-item>
            <text:list-item>
              <text:p text:style-name="P6"><text:span text:style-name="T4">Research on compound eyes</text:span></text:p>
            </text:list-item>
            <text:list-item>
              <text:p text:style-name="P6"><text:span text:style-name="T4">How can we calculate compound eye vision?</text:span></text:p>
            </text:list-item>
            <text:list-item>
              <text:p text:style-name="P6"><text:span text:style-name="T4">How can we calculate heat/gas propagation?</text:span></text:p>
            </text:list-item>
            <text:list-item>
              <text:p text:style-name="P6"><text:span text:style-name="T4">How do we display/communicate the heat and odor information?</text:span></text:p>
            </text:list-item>
          </text:list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" draw:layer="layout" svg:width="5.29cm" svg:height="1.268cm" svg:x="19.473cm" svg:y="17.568cm">
          <text:p text:style-name="P7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1" draw:layer="layout" svg:width="15.999cm" svg:height="0.961cm" svg:x="3.8cm" svg:y="1.2cm">
          <text:p text:style-name="P2"><text:span text:style-name="T1">Interactive Simulation – Mosquito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Vortrag2">
        <draw:custom-shape draw:name="TextShape 1" draw:style-name="gr1" draw:text-style-name="P1" draw:layer="layout" svg:width="15.457cm" svg:height="1.903cm" svg:x="3.441cm" svg:y="0.419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0" draw:layer="layout" svg:width="22.801cm" svg:height="13.154cm" svg:x="1.2cm" svg:y="4.8cm">
          <text:list text:style-name="L2">
            <text:list-header>
              <text:p text:style-name="P8"><text:span text:style-name="T8">What we will do</text:span></text:p>
            </text:list-header>
            <text:list-item>
              <text:p text:style-name="P8"><text:span text:style-name="T6">Create very simple environment</text:span></text:p>
            </text:list-item>
            <text:list-item>
              <text:p text:style-name="P8"><text:span text:style-name="T6">Implement compound eye vision</text:span></text:p>
            </text:list-item>
            <text:list-item>
              <text:p text:style-name="P8"><text:span text:style-name="T6">Implement propagation and sensing of heat/odor</text:span></text:p>
              <text:p text:style-name="P8"><text:span text:style-name="T6">==&gt; How do we do this in Unity?</text:span></text:p>
              <text:p text:style-name="P8"><text:span text:style-name="T6">==&gt; Are our ideas working? No? Back to finding a working model</text:span></text:p>
              <text:p text:style-name="P9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" draw:layer="layout" svg:width="5.29cm" svg:height="1.268cm" svg:x="19.473cm" svg:y="17.568cm">
          <text:p text:style-name="P7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1" draw:layer="layout" svg:width="15.999cm" svg:height="0.961cm" svg:x="3.8cm" svg:y="1.2cm">
          <text:p text:style-name="P2"><text:span text:style-name="T1">Interactive Simulation – Mosquito Simu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285c10" draw:end-color="#3a8217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Vortrag-background" style:display-name="Vorlage_Vortrag-background" style:family="presentation">
      <style:graphic-properties draw:stroke="none" draw:fill="solid" draw:fill-color="#ffffff"/>
      <style:text-properties style:letter-kerning="true"/>
    </style:style>
    <style:style style:name="Vorlage_5f_Vortrag-backgroundobjects" style:display-name="Vorlage_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Vortrag-notes" style:display-name="Vorlage_Vortra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Vortrag-outline1" style:display-name="Vorlage_Vortrag-outline1" style:family="presentation">
      <style:graphic-properties draw:stroke="none" draw:fill="none" draw:auto-grow-height="false" draw:fit-to-size="shrink-to-fit">
        <text:list-style style:name="Vorlage_5f_Vortrag-outline1" style:display-name="Vorlage_Vortra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-outline2" style:display-name="Vorlage_Vortrag-outline2" style:family="presentation" style:parent-style-name="Vorlage_5f_Vortrag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Vorlage_5f_Vortrag-outline3" style:display-name="Vorlage_Vortrag-outline3" style:family="presentation" style:parent-style-name="Vorlage_5f_Vortrag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Vorlage_5f_Vortrag-outline4" style:display-name="Vorlage_Vortrag-outline4" style:family="presentation" style:parent-style-name="Vorlage_5f_Vortrag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orlage_5f_Vortrag-outline5" style:display-name="Vorlage_Vortrag-outline5" style:family="presentation" style:parent-style-name="Vorlage_5f_Vortrag-outline4">
      <style:paragraph-properties fo:margin-top="0.1cm" fo:margin-bottom="0cm"/>
      <style:text-properties fo:font-size="20pt" style:font-size-asian="20pt" style:font-size-complex="20pt"/>
    </style:style>
    <style:style style:name="Vorlage_5f_Vortrag-outline6" style:display-name="Vorlage_Vortrag-outline6" style:family="presentation" style:parent-style-name="Vorlage_5f_Vortrag-outline5">
      <style:paragraph-properties fo:margin-top="0.1cm" fo:margin-bottom="0cm"/>
      <style:text-properties fo:font-size="20pt" style:font-size-asian="20pt" style:font-size-complex="20pt"/>
    </style:style>
    <style:style style:name="Vorlage_5f_Vortrag-outline7" style:display-name="Vorlage_Vortrag-outline7" style:family="presentation" style:parent-style-name="Vorlage_5f_Vortrag-outline6">
      <style:paragraph-properties fo:margin-top="0.1cm" fo:margin-bottom="0cm"/>
      <style:text-properties fo:font-size="20pt" style:font-size-asian="20pt" style:font-size-complex="20pt"/>
    </style:style>
    <style:style style:name="Vorlage_5f_Vortrag-outline8" style:display-name="Vorlage_Vortrag-outline8" style:family="presentation" style:parent-style-name="Vorlage_5f_Vortrag-outline7">
      <style:paragraph-properties fo:margin-top="0.1cm" fo:margin-bottom="0cm"/>
      <style:text-properties fo:font-size="20pt" style:font-size-asian="20pt" style:font-size-complex="20pt"/>
    </style:style>
    <style:style style:name="Vorlage_5f_Vortrag-outline9" style:display-name="Vorlage_Vortrag-outline9" style:family="presentation" style:parent-style-name="Vorlage_5f_Vortrag-outline8">
      <style:paragraph-properties fo:margin-top="0.1cm" fo:margin-bottom="0cm"/>
      <style:text-properties fo:font-size="20pt" style:font-size-asian="20pt" style:font-size-complex="20pt"/>
    </style:style>
    <style:style style:name="Vorlage_5f_Vortrag-subtitle" style:display-name="Vorlage_Vortrag-subtitle" style:family="presentation">
      <style:graphic-properties draw:stroke="none" draw:fill="none" draw:textarea-vertical-align="middle">
        <text:list-style style:name="Vorlage_5f_Vortrag-subtitle" style:display-name="Vorlage_Vortra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-title" style:display-name="Vorlage_Vortrag-title" style:family="presentation">
      <style:graphic-properties draw:stroke="none" draw:fill="none" draw:textarea-vertical-align="middle">
        <text:list-style style:name="Vorlage_5f_Vortrag-title" style:display-name="Vorlage_Vortra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_5f_Vortrag1-background" style:display-name="Vorlage_Vortrag1-background" style:family="presentation">
      <style:graphic-properties draw:stroke="none" draw:fill="solid" draw:fill-color="#ffffff"/>
      <style:text-properties style:letter-kerning="true"/>
    </style:style>
    <style:style style:name="Vorlage_5f_Vortrag1-backgroundobjects" style:display-name="Vorlage_Vortra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Vortrag1-notes" style:display-name="Vorlage_Vortra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Vortrag1-outline1" style:display-name="Vorlage_Vortrag1-outline1" style:family="presentation">
      <style:graphic-properties draw:stroke="none" draw:fill="none" draw:auto-grow-height="false" draw:fit-to-size="shrink-to-fit">
        <text:list-style style:name="Vorlage_5f_Vortrag1-outline1" style:display-name="Vorlage_Vortra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1-outline2" style:display-name="Vorlage_Vortrag1-outline2" style:family="presentation" style:parent-style-name="Vorlage_5f_Vortrag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Vorlage_5f_Vortrag1-outline3" style:display-name="Vorlage_Vortrag1-outline3" style:family="presentation" style:parent-style-name="Vorlage_5f_Vortrag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Vorlage_5f_Vortrag1-outline4" style:display-name="Vorlage_Vortrag1-outline4" style:family="presentation" style:parent-style-name="Vorlage_5f_Vortrag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orlage_5f_Vortrag1-outline5" style:display-name="Vorlage_Vortrag1-outline5" style:family="presentation" style:parent-style-name="Vorlage_5f_Vortrag1-outline4">
      <style:paragraph-properties fo:margin-top="0.1cm" fo:margin-bottom="0cm"/>
      <style:text-properties fo:font-size="20pt" style:font-size-asian="20pt" style:font-size-complex="20pt"/>
    </style:style>
    <style:style style:name="Vorlage_5f_Vortrag1-outline6" style:display-name="Vorlage_Vortrag1-outline6" style:family="presentation" style:parent-style-name="Vorlage_5f_Vortrag1-outline5">
      <style:paragraph-properties fo:margin-top="0.1cm" fo:margin-bottom="0cm"/>
      <style:text-properties fo:font-size="20pt" style:font-size-asian="20pt" style:font-size-complex="20pt"/>
    </style:style>
    <style:style style:name="Vorlage_5f_Vortrag1-outline7" style:display-name="Vorlage_Vortrag1-outline7" style:family="presentation" style:parent-style-name="Vorlage_5f_Vortrag1-outline6">
      <style:paragraph-properties fo:margin-top="0.1cm" fo:margin-bottom="0cm"/>
      <style:text-properties fo:font-size="20pt" style:font-size-asian="20pt" style:font-size-complex="20pt"/>
    </style:style>
    <style:style style:name="Vorlage_5f_Vortrag1-outline8" style:display-name="Vorlage_Vortrag1-outline8" style:family="presentation" style:parent-style-name="Vorlage_5f_Vortrag1-outline7">
      <style:paragraph-properties fo:margin-top="0.1cm" fo:margin-bottom="0cm"/>
      <style:text-properties fo:font-size="20pt" style:font-size-asian="20pt" style:font-size-complex="20pt"/>
    </style:style>
    <style:style style:name="Vorlage_5f_Vortrag1-outline9" style:display-name="Vorlage_Vortrag1-outline9" style:family="presentation" style:parent-style-name="Vorlage_5f_Vortrag1-outline8">
      <style:paragraph-properties fo:margin-top="0.1cm" fo:margin-bottom="0cm"/>
      <style:text-properties fo:font-size="20pt" style:font-size-asian="20pt" style:font-size-complex="20pt"/>
    </style:style>
    <style:style style:name="Vorlage_5f_Vortrag1-subtitle" style:display-name="Vorlage_Vortrag1-subtitle" style:family="presentation">
      <style:graphic-properties draw:stroke="none" draw:fill="none" draw:textarea-vertical-align="middle">
        <text:list-style style:name="Vorlage_5f_Vortrag1-subtitle" style:display-name="Vorlage_Vortra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1-title" style:display-name="Vorlage_Vortrag1-title" style:family="presentation">
      <style:graphic-properties draw:stroke="none" draw:fill="none" draw:textarea-vertical-align="middle">
        <text:list-style style:name="Vorlage_5f_Vortrag1-title" style:display-name="Vorlage_Vortra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_5f_Vortrag2-background" style:display-name="Vorlage_Vortrag2-background" style:family="presentation">
      <style:graphic-properties draw:stroke="none" draw:fill="solid" draw:fill-color="#ffffff"/>
      <style:text-properties style:letter-kerning="true"/>
    </style:style>
    <style:style style:name="Vorlage_5f_Vortrag2-backgroundobjects" style:display-name="Vorlage_Vortrag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Vortrag2-notes" style:display-name="Vorlage_Vortrag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Vortrag2-outline1" style:display-name="Vorlage_Vortrag2-outline1" style:family="presentation">
      <style:graphic-properties draw:stroke="none" draw:fill="none" draw:auto-grow-height="false" draw:fit-to-size="shrink-to-fit">
        <text:list-style style:name="Vorlage_5f_Vortrag2-outline1" style:display-name="Vorlage_Vortrag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2-outline2" style:display-name="Vorlage_Vortrag2-outline2" style:family="presentation" style:parent-style-name="Vorlage_5f_Vortrag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Vorlage_5f_Vortrag2-outline3" style:display-name="Vorlage_Vortrag2-outline3" style:family="presentation" style:parent-style-name="Vorlage_5f_Vortrag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Vorlage_5f_Vortrag2-outline4" style:display-name="Vorlage_Vortrag2-outline4" style:family="presentation" style:parent-style-name="Vorlage_5f_Vortrag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orlage_5f_Vortrag2-outline5" style:display-name="Vorlage_Vortrag2-outline5" style:family="presentation" style:parent-style-name="Vorlage_5f_Vortrag2-outline4">
      <style:paragraph-properties fo:margin-top="0.1cm" fo:margin-bottom="0cm"/>
      <style:text-properties fo:font-size="20pt" style:font-size-asian="20pt" style:font-size-complex="20pt"/>
    </style:style>
    <style:style style:name="Vorlage_5f_Vortrag2-outline6" style:display-name="Vorlage_Vortrag2-outline6" style:family="presentation" style:parent-style-name="Vorlage_5f_Vortrag2-outline5">
      <style:paragraph-properties fo:margin-top="0.1cm" fo:margin-bottom="0cm"/>
      <style:text-properties fo:font-size="20pt" style:font-size-asian="20pt" style:font-size-complex="20pt"/>
    </style:style>
    <style:style style:name="Vorlage_5f_Vortrag2-outline7" style:display-name="Vorlage_Vortrag2-outline7" style:family="presentation" style:parent-style-name="Vorlage_5f_Vortrag2-outline6">
      <style:paragraph-properties fo:margin-top="0.1cm" fo:margin-bottom="0cm"/>
      <style:text-properties fo:font-size="20pt" style:font-size-asian="20pt" style:font-size-complex="20pt"/>
    </style:style>
    <style:style style:name="Vorlage_5f_Vortrag2-outline8" style:display-name="Vorlage_Vortrag2-outline8" style:family="presentation" style:parent-style-name="Vorlage_5f_Vortrag2-outline7">
      <style:paragraph-properties fo:margin-top="0.1cm" fo:margin-bottom="0cm"/>
      <style:text-properties fo:font-size="20pt" style:font-size-asian="20pt" style:font-size-complex="20pt"/>
    </style:style>
    <style:style style:name="Vorlage_5f_Vortrag2-outline9" style:display-name="Vorlage_Vortrag2-outline9" style:family="presentation" style:parent-style-name="Vorlage_5f_Vortrag2-outline8">
      <style:paragraph-properties fo:margin-top="0.1cm" fo:margin-bottom="0cm"/>
      <style:text-properties fo:font-size="20pt" style:font-size-asian="20pt" style:font-size-complex="20pt"/>
    </style:style>
    <style:style style:name="Vorlage_5f_Vortrag2-subtitle" style:display-name="Vorlage_Vortrag2-subtitle" style:family="presentation">
      <style:graphic-properties draw:stroke="none" draw:fill="none" draw:textarea-vertical-align="middle">
        <text:list-style style:name="Vorlage_5f_Vortrag2-subtitle" style:display-name="Vorlage_Vortrag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Vortrag2-title" style:display-name="Vorlage_Vortrag2-title" style:family="presentation">
      <style:graphic-properties draw:stroke="none" draw:fill="none" draw:textarea-vertical-align="middle">
        <text:list-style style:name="Vorlage_5f_Vortrag2-title" style:display-name="Vorlage_Vortrag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orlage_5f_Vortrag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Vorlage_5f_Vortrag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Vorlage_5f_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lage_5f_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orlage_5f_Vortrag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Vortrag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Vortrag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orlage_5f_Vortrag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orlage_5f_Vortrag" style:display-name="Vorlage_Vortrag" style:page-layout-name="PM1" draw:style-name="Mdp1">
      <draw:custom-shape draw:name="CustomShape 1" draw:style-name="Mgr3" draw:text-style-name="MP5" draw:layer="backgroundobjects" svg:width="22.299cm" svg:height="2.398cm" svg:x="3.0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2.897cm" svg:height="2.398cm" svg:x="0cm" svg:y="0cm">
        <draw:image xlink:href="Pictures/1000020100000113000000E4C06E59D0.png" xlink:type="simple" xlink:show="embed" xlink:actuate="onLoad">
          <text:p/>
        </draw:image>
      </draw:frame>
      <draw:frame draw:name="Grafik 5" draw:style-name="Mgr4" draw:text-style-name="MP6" draw:layer="backgroundobjects" svg:width="2.2cm" svg:height="1.324cm" svg:x="22.501cm" svg:y="0.419cm">
        <draw:image xlink:href="Pictures/10000201000000BF00000073C53AA321.png" xlink:type="simple" xlink:show="embed" xlink:actuate="onLoad">
          <text:p/>
        </draw:image>
      </draw:frame>
      <draw:frame draw:name="PlaceHolder 1" presentation:style-name="Mpr1" draw:text-style-name="MP7" draw:layer="backgroundobjects" svg:width="15.457cm" svg:height="1.903cm" svg:x="3.441cm" svg:y="0.419cm" presentation:class="title" presentation:user-transformed="true">
        <draw:text-box>
          <text:p/>
        </draw:text-box>
      </draw:frame>
      <draw:frame draw:name="PlaceHolder 2" presentation:style-name="Mpr2" draw:text-style-name="MP8" draw:layer="backgroundobjects" svg:width="22.801cm" svg:height="13.154cm" svg:x="1.299cm" svg:y="3.57cm" presentation:class="subtitle" presentation:user-transformed="true">
        <draw:text-box>
          <text:p/>
        </draw:text-box>
      </draw:frame>
      <draw:frame presentation:style-name="Vorlage_5f_Vortrag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orlage_5f_Vortrag-title" draw:layer="backgroundobjects" svg:width="14.848cm" svg:height="11.136cm" svg:x="3.075cm" svg:y="2.257cm" presentation:class="page"/>
        <draw:frame presentation:style-name="Vorlage_5f_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Vortrag1" style:display-name="Vorlage_Vortrag1" style:page-layout-name="PM1" draw:style-name="Mdp1">
      <draw:custom-shape draw:name="CustomShape 1" draw:style-name="Mgr3" draw:text-style-name="MP5" draw:layer="backgroundobjects" svg:width="22.299cm" svg:height="2.398cm" svg:x="3.0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2.897cm" svg:height="2.398cm" svg:x="0cm" svg:y="0cm">
        <draw:image xlink:href="Pictures/1000020100000113000000E4C06E59D0.png" xlink:type="simple" xlink:show="embed" xlink:actuate="onLoad">
          <text:p/>
        </draw:image>
      </draw:frame>
      <draw:frame draw:name="Grafik 5" draw:style-name="Mgr4" draw:text-style-name="MP6" draw:layer="backgroundobjects" svg:width="2.2cm" svg:height="1.324cm" svg:x="22.501cm" svg:y="0.419cm">
        <draw:image xlink:href="Pictures/10000201000000BF00000073C53AA321.png" xlink:type="simple" xlink:show="embed" xlink:actuate="onLoad">
          <text:p/>
        </draw:image>
      </draw:frame>
      <draw:frame presentation:style-name="Vorlage_5f_Vortrag1-title" draw:layer="backgroundobjects" svg:width="22.859cm" svg:height="3.18cm" svg:x="1.27cm" svg:y="0.76cm" presentation:class="title" presentation:placeholder="true">
        <draw:text-box/>
      </draw:frame>
      <draw:frame presentation:style-name="Vorlage_5f_Vortrag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orlage_5f_Vortrag1-title" draw:layer="backgroundobjects" svg:width="14.848cm" svg:height="11.136cm" svg:x="3.075cm" svg:y="2.257cm" presentation:class="page"/>
        <draw:frame presentation:style-name="Vorlage_5f_Vortrag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Vortrag2" style:display-name="Vorlage_Vortrag2" style:page-layout-name="PM1" draw:style-name="Mdp1">
      <draw:custom-shape draw:name="CustomShape 1" draw:style-name="Mgr3" draw:text-style-name="MP5" draw:layer="backgroundobjects" svg:width="22.299cm" svg:height="2.398cm" svg:x="3.0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2.897cm" svg:height="2.398cm" svg:x="0cm" svg:y="0cm">
        <draw:image xlink:href="Pictures/1000020100000113000000E4C06E59D0.png" xlink:type="simple" xlink:show="embed" xlink:actuate="onLoad">
          <text:p/>
        </draw:image>
      </draw:frame>
      <draw:frame draw:name="Grafik 5" draw:style-name="Mgr4" draw:text-style-name="MP6" draw:layer="backgroundobjects" svg:width="2.2cm" svg:height="1.324cm" svg:x="22.501cm" svg:y="0.419cm">
        <draw:image xlink:href="Pictures/10000201000000BF00000073C53AA321.png" xlink:type="simple" xlink:show="embed" xlink:actuate="onLoad">
          <text:p/>
        </draw:image>
      </draw:frame>
      <draw:frame presentation:style-name="Vorlage_5f_Vortrag2-title" draw:layer="backgroundobjects" svg:width="22.859cm" svg:height="3.18cm" svg:x="1.27cm" svg:y="0.76cm" presentation:class="title" presentation:placeholder="true">
        <draw:text-box/>
      </draw:frame>
      <draw:frame presentation:style-name="Vorlage_5f_Vortrag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orlage_5f_Vortrag2-title" draw:layer="backgroundobjects" svg:width="14.848cm" svg:height="11.136cm" svg:x="3.075cm" svg:y="2.257cm" presentation:class="page"/>
        <draw:frame presentation:style-name="Vorlage_5f_Vortrag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3:21:35.604000000</meta:creation-date>
    <dc:language>en-GB</dc:language>
    <meta:editing-cycles>6</meta:editing-cycles>
    <dc:title>PowerPoint-Präsentation</dc:title>
    <meta:editing-duration>PT26M7S</meta:editing-duration>
    <meta:generator>LibreOffice/4.4.5.2$Windows_x86 LibreOffice_project/a22f674fd25a3b6f45bdebf25400ed2adff0ff99</meta:generator>
    <dc:date>2015-11-08T20:25:23.070000000</dc:date>
    <meta:document-statistic meta:object-count="63"/>
    <meta:user-defined meta:name="AppVersion">15.0000</meta:user-defined>
    <meta:user-defined meta:name="Company">Thomas Ottman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Tfs.IsStoryboard" meta:value-type="boolean">true</meta:user-defined>
  </office:meta>
</office:document-meta>
</file>